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us_sol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8.5" calcext:value-type="float">
            <text:p>18.5</text:p>
          </table:table-cell>
          <table:table-cell office:value-type="float" office:value="7.0608" calcext:value-type="float">
            <text:p>7.0608</text:p>
          </table:table-cell>
          <table:table-cell office:value-type="float" office:value="1.26679" calcext:value-type="float">
            <text:p>1.266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8.74472" calcext:value-type="float">
            <text:p>8.74472</text:p>
          </table:table-cell>
          <table:table-cell office:value-type="float" office:value="7" calcext:value-type="float">
            <text:p>7</text:p>
          </table:table-cell>
          <table:table-cell office:value-type="float" office:value="0.905392" calcext:value-type="float">
            <text:p>0.9053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0372" calcext:value-type="float">
            <text:p>1.00372</text:p>
          </table:table-cell>
          <table:table-cell office:value-type="float" office:value="-5.89439" calcext:value-type="float">
            <text:p>-5.89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256353" calcext:value-type="float">
            <text:p>2.56E-13</text:p>
          </table:table-cell>
          <table:table-cell office:value-type="float" office:value="0.0000000000000524017" calcext:value-type="float">
            <text:p>5.24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7519" calcext:value-type="float">
            <text:p>0.997519</text:p>
          </table:table-cell>
          <table:table-cell office:value-type="float" office:value="-8.68809" calcext:value-type="float">
            <text:p>-8.68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9.76" calcext:value-type="float">
            <text:p>9.7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115" calcext:value-type="float">
            <text:p>115</text:p>
          </table:table-cell>
          <table:table-cell office:value-type="float" office:value="1.05" calcext:value-type="float">
            <text:p>1.0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1593" calcext:value-type="float">
            <text:p>1.01593</text:p>
          </table:table-cell>
          <table:table-cell office:value-type="float" office:value="12.0298" calcext:value-type="float">
            <text:p>12.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74589" calcext:value-type="float">
            <text:p>2.75E-14</text:p>
          </table:table-cell>
          <table:table-cell office:value-type="float" office:value="-0.0000000000000162906" calcext:value-type="float">
            <text:p>-1.63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1393" calcext:value-type="float">
            <text:p>1.01393</text:p>
          </table:table-cell>
          <table:table-cell office:value-type="float" office:value="-4.49847" calcext:value-type="float">
            <text:p>-4.49847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4178" calcext:value-type="float">
            <text:p>4.42E-12</text:p>
          </table:table-cell>
          <table:table-cell office:value-type="float" office:value="-0.000000000000679901" calcext:value-type="float">
            <text:p>-6.80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-14.8419" calcext:value-type="float">
            <text:p>-14.8419</text:p>
          </table:table-cell>
          <table:table-cell office:value-type="float" office:value="7" calcext:value-type="float">
            <text:p>7</text:p>
          </table:table-cell>
          <table:table-cell office:value-type="float" office:value="1.11841" calcext:value-type="float">
            <text:p>1.118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0194" calcext:value-type="float">
            <text:p>1.00194</text:p>
          </table:table-cell>
          <table:table-cell office:value-type="float" office:value="-29.6103" calcext:value-type="float">
            <text:p>-29.6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946754" calcext:value-type="float">
            <text:p>9.47E-13</text:p>
          </table:table-cell>
          <table:table-cell office:value-type="float" office:value="-0.0000000000000631196" calcext:value-type="float">
            <text:p>-6.31E-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295" calcext:value-type="float">
            <text:p>0.99295</text:p>
          </table:table-cell>
          <table:table-cell office:value-type="float" office:value="-34.6994" calcext:value-type="float">
            <text:p>-34.69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7.65" calcext:value-type="float">
            <text:p>17.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115" calcext:value-type="float">
            <text:p>115</text:p>
          </table:table-cell>
          <table:table-cell office:value-type="float" office:value="1.05" calcext:value-type="float">
            <text:p>1.0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0174" calcext:value-type="float">
            <text:p>1.00174</text:p>
          </table:table-cell>
          <table:table-cell office:value-type="float" office:value="2.10985" calcext:value-type="float">
            <text:p>2.10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935166" calcext:value-type="float">
            <text:p>9.35E-14</text:p>
          </table:table-cell>
          <table:table-cell office:value-type="float" office:value="-0.0000000000000250452" calcext:value-type="float">
            <text:p>-2.50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5029" calcext:value-type="float">
            <text:p>1.05029</text:p>
          </table:table-cell>
          <table:table-cell office:value-type="float" office:value="-18.1438" calcext:value-type="float">
            <text:p>-18.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432259" calcext:value-type="float">
            <text:p>4.32E-13</text:p>
          </table:table-cell>
          <table:table-cell office:value-type="float" office:value="-0.000000000000133796" calcext:value-type="float">
            <text:p>-1.34E-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9999" calcext:value-type="float">
            <text:p>-9999</text:p>
          </table:table-cell>
          <table:table-cell office:value-type="float" office:value="500" calcext:value-type="float">
            <text:p>50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0441" calcext:value-type="float">
            <text:p>1.00441</text:p>
          </table:table-cell>
          <table:table-cell office:value-type="float" office:value="-11.2412" calcext:value-type="float">
            <text:p>-11.2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000000242073" calcext:value-type="float">
            <text:p>-2.42E-12</text:p>
          </table:table-cell>
          <table:table-cell office:value-type="float" office:value="-0.000000000000821341" calcext:value-type="float">
            <text:p>-8.21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824" calcext:value-type="float">
            <text:p>0.99824</text:p>
          </table:table-cell>
          <table:table-cell office:value-type="float" office:value="-21.5001" calcext:value-type="float">
            <text:p>-21.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000000034536" calcext:value-type="float">
            <text:p>-3.45E-13</text:p>
          </table:table-cell>
          <table:table-cell office:value-type="float" office:value="-0.000000000000199387" calcext:value-type="float">
            <text:p>-1.99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line_sol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175" calcext:value-type="float">
            <text:p>0.01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1925" calcext:value-type="float">
            <text:p>0.19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1925" calcext:value-type="float">
            <text:p>0.19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1925" calcext:value-type="float">
            <text:p>0.19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1925" calcext:value-type="float">
            <text:p>0.19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175" calcext:value-type="float">
            <text:p>0.01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line_flow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0608" calcext:value-type="float">
            <text:p>7.0608</text:p>
          </table:table-cell>
          <table:table-cell office:value-type="float" office:value="1.26679" calcext:value-type="float">
            <text:p>1.2667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905392" calcext:value-type="float">
            <text:p>0.90539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76" calcext:value-type="float">
            <text:p>9.76</text:p>
          </table:table-cell>
          <table:table-cell office:value-type="float" office:value="1.48368" calcext:value-type="float">
            <text:p>1.48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3.7455" calcext:value-type="float">
            <text:p>-13.7455</text:p>
          </table:table-cell>
          <table:table-cell office:value-type="float" office:value="2.54464" calcext:value-type="float">
            <text:p>2.54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99274" calcext:value-type="float">
            <text:p>1.99274</text:p>
          </table:table-cell>
          <table:table-cell office:value-type="float" office:value="-0.502968" calcext:value-type="float">
            <text:p>-0.5029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99274" calcext:value-type="float">
            <text:p>1.99274</text:p>
          </table:table-cell>
          <table:table-cell office:value-type="float" office:value="-0.502968" calcext:value-type="float">
            <text:p>-0.502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.0608" calcext:value-type="float">
            <text:p>7.0608</text:p>
          </table:table-cell>
          <table:table-cell office:value-type="float" office:value="0.456743" calcext:value-type="float">
            <text:p>0.4567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11841" calcext:value-type="float">
            <text:p>1.118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.90767" calcext:value-type="float">
            <text:p>-1.90767</text:p>
          </table:table-cell>
          <table:table-cell office:value-type="float" office:value="-0.155371" calcext:value-type="float">
            <text:p>-0.155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.90767" calcext:value-type="float">
            <text:p>-1.90767</text:p>
          </table:table-cell>
          <table:table-cell office:value-type="float" office:value="-0.155371" calcext:value-type="float">
            <text:p>-0.1553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.65" calcext:value-type="float">
            <text:p>17.65</text:p>
          </table:table-cell>
          <table:table-cell office:value-type="float" office:value="2.58488" calcext:value-type="float">
            <text:p>2.584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13.8347" calcext:value-type="float">
            <text:p>-13.8347</text:p>
          </table:table-cell>
          <table:table-cell office:value-type="float" office:value="2.74524" calcext:value-type="float">
            <text:p>2.74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.16" calcext:value-type="float">
            <text:p>7.16</text:p>
          </table:table-cell>
          <table:table-cell office:value-type="float" office:value="0.150988" calcext:value-type="float">
            <text:p>0.150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7.0608" calcext:value-type="float">
            <text:p>-7.0608</text:p>
          </table:table-cell>
          <table:table-cell office:value-type="float" office:value="-0.456743" calcext:value-type="float">
            <text:p>-0.456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0.0897957" calcext:value-type="float">
            <text:p>-0.0897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9.76" calcext:value-type="float">
            <text:p>-9.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.9395" calcext:value-type="float">
            <text:p>13.9395</text:p>
          </table:table-cell>
          <table:table-cell office:value-type="float" office:value="-0.622135" calcext:value-type="float">
            <text:p>-0.622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.94758" calcext:value-type="float">
            <text:p>-1.94758</text:p>
          </table:table-cell>
          <table:table-cell office:value-type="float" office:value="0.751396" calcext:value-type="float">
            <text:p>0.751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.94758" calcext:value-type="float">
            <text:p>-1.94758</text:p>
          </table:table-cell>
          <table:table-cell office:value-type="float" office:value="0.751396" calcext:value-type="float">
            <text:p>0.751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6.93948" calcext:value-type="float">
            <text:p>-6.93948</text:p>
          </table:table-cell>
          <table:table-cell office:value-type="float" office:value="0.711931" calcext:value-type="float">
            <text:p>0.7119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7.16" calcext:value-type="float">
            <text:p>-7.16</text:p>
          </table:table-cell>
          <table:table-cell office:value-type="float" office:value="-0.150988" calcext:value-type="float">
            <text:p>-0.150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0.295758" calcext:value-type="float">
            <text:p>-0.2957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94758" calcext:value-type="float">
            <text:p>1.94758</text:p>
          </table:table-cell>
          <table:table-cell office:value-type="float" office:value="0.351717" calcext:value-type="float">
            <text:p>0.35171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94758" calcext:value-type="float">
            <text:p>1.94758</text:p>
          </table:table-cell>
          <table:table-cell office:value-type="float" office:value="0.351717" calcext:value-type="float">
            <text:p>0.3517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7.65" calcext:value-type="float">
            <text:p>-17.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.0329" calcext:value-type="float">
            <text:p>14.0329</text:p>
          </table:table-cell>
          <table:table-cell office:value-type="float" office:value="-0.780592" calcext:value-type="float">
            <text:p>-0.7805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7.03288" calcext:value-type="float">
            <text:p>-7.03288</text:p>
          </table:table-cell>
          <table:table-cell office:value-type="float" office:value="1.07635" calcext:value-type="float">
            <text:p>1.07635</text:p>
          </table:table-cell>
        </table:table-row>
      </table:table>
      <table:table table:name="Jac" table:style-name="ta1">
        <table:table-column table:style-name="co1" table:number-columns-repeated="22" table:default-cell-style-name="Default"/>
        <table:table-row table:style-name="ro1">
          <table:table-cell office:value-type="float" office:value="60.1784" calcext:value-type="float">
            <text:p>60.17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60.1784" calcext:value-type="float">
            <text:p>-60.17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.98785" calcext:value-type="float">
            <text:p>6.987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.153" calcext:value-type="float">
            <text:p>316.153</text:p>
          </table:table-cell>
          <table:table-cell office:value-type="float" office:value="-200.009" calcext:value-type="float">
            <text:p>-20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7.1954" calcext:value-type="float">
            <text:p>-97.1954</text:p>
          </table:table-cell>
          <table:table-cell office:value-type="float" office:value="-18.9482" calcext:value-type="float">
            <text:p>-18.9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448" calcext:value-type="float">
            <text:p>11.7448</text:p>
          </table:table-cell>
          <table:table-cell office:value-type="float" office:value="9.78427" calcext:value-type="float">
            <text:p>9.784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6792" calcext:value-type="float">
            <text:p>-23.6792</text:p>
          </table:table-cell>
          <table:table-cell office:value-type="float" office:value="2.06786" calcext:value-type="float">
            <text:p>2.06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00.009" calcext:value-type="float">
            <text:p>-200.009</text:p>
          </table:table-cell>
          <table:table-cell office:value-type="float" office:value="200.009" calcext:value-type="float">
            <text:p>200.0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9.72378" calcext:value-type="float">
            <text:p>-9.72378</text:p>
          </table:table-cell>
          <table:table-cell office:value-type="float" office:value="-9.78427" calcext:value-type="float">
            <text:p>-9.784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2.657" calcext:value-type="float">
            <text:p>102.6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3966" calcext:value-type="float">
            <text:p>-40.39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2349" calcext:value-type="float">
            <text:p>4.02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6805" calcext:value-type="float">
            <text:p>2.96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0.5605" calcext:value-type="float">
            <text:p>60.56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5605" calcext:value-type="float">
            <text:p>-60.56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06161" calcext:value-type="float">
            <text:p>7.06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12857" calcext:value-type="float">
            <text:p>7.1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9.9654" calcext:value-type="float">
            <text:p>59.96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9654" calcext:value-type="float">
            <text:p>-59.96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.01234" calcext:value-type="float">
            <text:p>7.0123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13.019" calcext:value-type="float">
            <text:p>313.019</text:p>
          </table:table-cell>
          <table:table-cell office:value-type="float" office:value="-198.19" calcext:value-type="float">
            <text:p>-198.19</text:p>
          </table:table-cell>
          <table:table-cell office:value-type="float" office:value="0" calcext:value-type="float">
            <text:p>0</text:p>
          </table:table-cell>
          <table:table-cell office:value-type="float" office:value="-18.189" calcext:value-type="float">
            <text:p>-18.189</text:p>
          </table:table-cell>
          <table:table-cell office:value-type="float" office:value="0" calcext:value-type="float">
            <text:p>0</text:p>
          </table:table-cell>
          <table:table-cell office:value-type="float" office:value="-96.6395" calcext:value-type="float">
            <text:p>-96.6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7238" calcext:value-type="float">
            <text:p>11.7238</text:p>
          </table:table-cell>
          <table:table-cell office:value-type="float" office:value="17.7753" calcext:value-type="float">
            <text:p>17.7753</text:p>
          </table:table-cell>
          <table:table-cell office:value-type="float" office:value="0" calcext:value-type="float">
            <text:p>0</text:p>
          </table:table-cell>
          <table:table-cell office:value-type="float" office:value="-5.35326" calcext:value-type="float">
            <text:p>-5.35326</text:p>
          </table:table-cell>
          <table:table-cell office:value-type="float" office:value="0" calcext:value-type="float">
            <text:p>0</text:p>
          </table:table-cell>
          <table:table-cell office:value-type="float" office:value="-23.8159" calcext:value-type="float">
            <text:p>-23.815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98.19" calcext:value-type="float">
            <text:p>-198.19</text:p>
          </table:table-cell>
          <table:table-cell office:value-type="float" office:value="198.19" calcext:value-type="float">
            <text:p>198.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7.6159" calcext:value-type="float">
            <text:p>-17.6159</text:p>
          </table:table-cell>
          <table:table-cell office:value-type="float" office:value="-17.7753" calcext:value-type="float">
            <text:p>-17.77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0.1784" calcext:value-type="float">
            <text:p>-60.1784</text:p>
          </table:table-cell>
          <table:table-cell office:value-type="float" office:value="-99.9678" calcext:value-type="float">
            <text:p>-99.9678</text:p>
          </table:table-cell>
          <table:table-cell office:value-type="float" office:value="0" calcext:value-type="float">
            <text:p>0</text:p>
          </table:table-cell>
          <table:table-cell office:value-type="float" office:value="-39.0079" calcext:value-type="float">
            <text:p>-39.0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9.154" calcext:value-type="float">
            <text:p>199.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8917" calcext:value-type="float">
            <text:p>3.98917</text:p>
          </table:table-cell>
          <table:table-cell office:value-type="float" office:value="0" calcext:value-type="float">
            <text:p>0</text:p>
          </table:table-cell>
          <table:table-cell office:value-type="float" office:value="-10.7425" calcext:value-type="float">
            <text:p>-10.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855" calcext:value-type="float">
            <text:p>13.8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.1429" calcext:value-type="float">
            <text:p>-18.1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.9422" calcext:value-type="float">
            <text:p>-18.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851" calcext:value-type="float">
            <text:p>37.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5914" calcext:value-type="float">
            <text:p>-5.85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0567" calcext:value-type="float">
            <text:p>1.90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143" calcext:value-type="float">
            <text:p>3.78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60.5605" calcext:value-type="float">
            <text:p>-60.56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.341" calcext:value-type="float">
            <text:p>100.341</text:p>
          </table:table-cell>
          <table:table-cell office:value-type="float" office:value="-39.781" calcext:value-type="float">
            <text:p>-39.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06161" calcext:value-type="float">
            <text:p>-7.06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7786" calcext:value-type="float">
            <text:p>3.97786</text:p>
          </table:table-cell>
          <table:table-cell office:value-type="float" office:value="3.17018" calcext:value-type="float">
            <text:p>3.1701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59.9654" calcext:value-type="float">
            <text:p>-59.9654</text:p>
          </table:table-cell>
          <table:table-cell office:value-type="float" office:value="-99.4336" calcext:value-type="float">
            <text:p>-99.4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3666" calcext:value-type="float">
            <text:p>-38.3666</text:p>
          </table:table-cell>
          <table:table-cell office:value-type="float" office:value="197.766" calcext:value-type="float">
            <text:p>197.7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5866" calcext:value-type="float">
            <text:p>4.15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312" calcext:value-type="float">
            <text:p>-10.9312</text:p>
          </table:table-cell>
          <table:table-cell office:value-type="float" office:value="13.837" calcext:value-type="float">
            <text:p>13.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7885" calcext:value-type="float">
            <text:p>-11.7885</text:p>
          </table:table-cell>
          <table:table-cell office:value-type="float" office:value="-9.76" calcext:value-type="float">
            <text:p>-9.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7204" calcext:value-type="float">
            <text:p>23.7204</text:p>
          </table:table-cell>
          <table:table-cell office:value-type="float" office:value="-2.17186" calcext:value-type="float">
            <text:p>-2.17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.979" calcext:value-type="float">
            <text:p>314.979</text:p>
          </table:table-cell>
          <table:table-cell office:value-type="float" office:value="-200.506" calcext:value-type="float">
            <text:p>-200.5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0267" calcext:value-type="float">
            <text:p>-97.0267</text:p>
          </table:table-cell>
          <table:table-cell office:value-type="float" office:value="-18.0408" calcext:value-type="float">
            <text:p>-18.0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office:value-type="float" office:value="-9.76" calcext:value-type="float">
            <text:p>-9.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99.267" calcext:value-type="float">
            <text:p>-199.267</text:p>
          </table:table-cell>
          <table:table-cell office:value-type="float" office:value="198.501" calcext:value-type="float">
            <text:p>198.5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.08759" calcext:value-type="float">
            <text:p>-4.087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7321" calcext:value-type="float">
            <text:p>-2.973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.047" calcext:value-type="float">
            <text:p>101.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3265" calcext:value-type="float">
            <text:p>-40.3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16" calcext:value-type="float">
            <text:p>-7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7008" calcext:value-type="float">
            <text:p>61.7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2946" calcext:value-type="float">
            <text:p>-60.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1.7465" calcext:value-type="float">
            <text:p>-11.7465</text:p>
          </table:table-cell>
          <table:table-cell office:value-type="float" office:value="-17.65" calcext:value-type="float">
            <text:p>-17.65</text:p>
          </table:table-cell>
          <table:table-cell office:value-type="float" office:value="0" calcext:value-type="float">
            <text:p>0</text:p>
          </table:table-cell>
          <table:table-cell office:value-type="float" office:value="5.62249" calcext:value-type="float">
            <text:p>5.62249</text:p>
          </table:table-cell>
          <table:table-cell office:value-type="float" office:value="0" calcext:value-type="float">
            <text:p>0</text:p>
          </table:table-cell>
          <table:table-cell office:value-type="float" office:value="23.774" calcext:value-type="float">
            <text:p>23.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.414" calcext:value-type="float">
            <text:p>312.414</text:p>
          </table:table-cell>
          <table:table-cell office:value-type="float" office:value="-199.597" calcext:value-type="float">
            <text:p>-199.597</text:p>
          </table:table-cell>
          <table:table-cell office:value-type="float" office:value="0" calcext:value-type="float">
            <text:p>0</text:p>
          </table:table-cell>
          <table:table-cell office:value-type="float" office:value="-17.3181" calcext:value-type="float">
            <text:p>-17.3181</text:p>
          </table:table-cell>
          <table:table-cell office:value-type="float" office:value="0" calcext:value-type="float">
            <text:p>0</text:p>
          </table:table-cell>
          <table:table-cell office:value-type="float" office:value="-96.8099" calcext:value-type="float">
            <text:p>-96.809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7.65" calcext:value-type="float">
            <text:p>17.65</text:p>
          </table:table-cell>
          <table:table-cell office:value-type="float" office:value="-17.65" calcext:value-type="float">
            <text:p>-17.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97.807" calcext:value-type="float">
            <text:p>-197.807</text:p>
          </table:table-cell>
          <table:table-cell office:value-type="float" office:value="197.583" calcext:value-type="float">
            <text:p>197.5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.00403" calcext:value-type="float">
            <text:p>-4.00403</text:p>
          </table:table-cell>
          <table:table-cell office:value-type="float" office:value="0" calcext:value-type="float">
            <text:p>0</text:p>
          </table:table-cell>
          <table:table-cell office:value-type="float" office:value="10.9137" calcext:value-type="float">
            <text:p>10.9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9096" calcext:value-type="float">
            <text:p>-13.9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9.5969" calcext:value-type="float">
            <text:p>-99.5969</text:p>
          </table:table-cell>
          <table:table-cell office:value-type="float" office:value="0" calcext:value-type="float">
            <text:p>0</text:p>
          </table:table-cell>
          <table:table-cell office:value-type="float" office:value="-38.3962" calcext:value-type="float">
            <text:p>-38.3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809" calcext:value-type="float">
            <text:p>198.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096" calcext:value-type="float">
            <text:p>5.88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0936" calcext:value-type="float">
            <text:p>-1.90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716" calcext:value-type="float">
            <text:p>-3.9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0755" calcext:value-type="float">
            <text:p>-18.0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9056" calcext:value-type="float">
            <text:p>-18.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093" calcext:value-type="float">
            <text:p>35.3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9954" calcext:value-type="float">
            <text:p>-3.9954</text:p>
          </table:table-cell>
          <table:table-cell office:value-type="float" office:value="-3.1646" calcext:value-type="float">
            <text:p>-3.1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7283" calcext:value-type="float">
            <text:p>-59.7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.9009" calcext:value-type="float">
            <text:p>99.9009</text:p>
          </table:table-cell>
          <table:table-cell office:value-type="float" office:value="-39.8511" calcext:value-type="float">
            <text:p>-39.851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4.16671" calcext:value-type="float">
            <text:p>-4.16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794" calcext:value-type="float">
            <text:p>10.9794</text:p>
          </table:table-cell>
          <table:table-cell office:value-type="float" office:value="-13.8126" calcext:value-type="float">
            <text:p>-13.8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2415" calcext:value-type="float">
            <text:p>-99.2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1981" calcext:value-type="float">
            <text:p>-38.1981</text:p>
          </table:table-cell>
          <table:table-cell office:value-type="float" office:value="198.114" calcext:value-type="float">
            <text:p>198.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7:28:37.611160556</meta:creation-date>
    <dc:date>2024-09-02T17:31:31.732494690</dc:date>
    <meta:editing-duration>PT2M54S</meta:editing-duration>
    <meta:editing-cycles>1</meta:editing-cycles>
    <meta:document-statistic meta:table-count="4" meta:cell-count="959" meta:object-count="0"/>
    <meta:generator>LibreOffice/7.3.7.2$Linux_X86_64 LibreOffice_project/30$Build-2</meta:generator>
  </office:meta>
</office:document-meta>
</file>